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4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6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 table:number-rows-repeated="3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12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 table:number-rows-repeated="8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 table:number-rows-repeated="2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 table:number-rows-repeated="2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 table:number-rows-repeated="5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 table:number-rows-repeated="9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 table:number-rows-repeated="10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number-columns-repeated="6" table:default-cell-style-name="ce133"/>
        <table:table-column table:style-name="co10" table:number-columns-repeated="2" table:default-cell-style-name="ce136"/>
        <table:table-column table:style-name="co10" table:number-columns-repeated="238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2">
            <text:p>2</text:p>
          </table:table-cell>
          <table:table-cell table:style-name="ce134" table:formula="oooc:=COUNTIF([.L$7:.L$1038];[.$K1])" office:value-type="float" office:value="2">
            <text:p>2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20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1" office:value-type="string">
            <text:p>IE7</text:p>
          </table:table-cell>
          <table:table-cell table:style-name="ce111" office:value-type="string">
            <text:p>FireFox3.5</text:p>
          </table:table-cell>
          <table:table-cell table:style-name="ce111" office:value-type="string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18</text:p>
          </table:table-cell>
          <table:table-cell table:number-columns-repeated="2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</text:span><text:span text:style-name="T4">fields </text:span><text:span text:style-name="T4">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</text:span><text:span text:style-name="T5">Group/Admi</text:span><text:span text:style-name="T5">nistration/Pa</text:span><text:span text:style-name="T5">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7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 table:number-rows-repeated="10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number-columns-repeated="243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</text:span><text:span text:style-name="T2">document </text:span><text:span text:style-name="T2">version: </text:span><text:span text:style-name="T2">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0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5:3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4-04T15:39:10</dc:date>
    <dc:language>en-US</dc:language>
    <meta:editing-cycles>787</meta:editing-cycles>
    <meta:editing-duration>P11DT14H32M10S</meta:editing-duration>
    <meta:user-defined meta:name="Info 1"/>
    <meta:user-defined meta:name="Info 2"/>
    <meta:user-defined meta:name="Info 3"/>
    <meta:user-defined meta:name="Info 4"/>
    <meta:document-statistic meta:table-count="4" meta:cell-count="1317" meta:object-count="5"/>
  </office:meta>
</office:document-meta>
</file>